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42bc99"/>
    </style:style>
    <style:style style:name="P2" style:family="paragraph" style:parent-style-name="Standard">
      <style:text-properties officeooo:paragraph-rsid="00438083"/>
    </style:style>
    <style:style style:name="P3" style:family="paragraph" style:parent-style-name="Standard">
      <style:text-properties officeooo:rsid="00438083" officeooo:paragraph-rsid="00438083"/>
    </style:style>
    <style:style style:name="P4" style:family="paragraph" style:parent-style-name="Standard">
      <style:text-properties officeooo:rsid="004aea78" officeooo:paragraph-rsid="004aea78"/>
    </style:style>
    <style:style style:name="P5" style:family="paragraph" style:parent-style-name="Standard">
      <style:text-properties officeooo:rsid="004cf4e5" officeooo:paragraph-rsid="004cf4e5"/>
    </style:style>
    <style:style style:name="P6" style:family="paragraph" style:parent-style-name="Standard">
      <style:text-properties officeooo:rsid="004e7add" officeooo:paragraph-rsid="004e7add"/>
    </style:style>
    <style:style style:name="P7" style:family="paragraph" style:parent-style-name="Text_20_body">
      <style:text-properties officeooo:rsid="0039bddd" officeooo:paragraph-rsid="004c6d12"/>
    </style:style>
    <style:style style:name="P8" style:family="paragraph" style:parent-style-name="Text_20_Body_20_Omit">
      <style:text-properties officeooo:rsid="00167372" officeooo:paragraph-rsid="004150b8"/>
    </style:style>
    <style:style style:name="P9" style:family="paragraph" style:parent-style-name="Text_20_Body_20_Omit">
      <style:text-properties officeooo:rsid="00167372" officeooo:paragraph-rsid="00438083"/>
    </style:style>
    <style:style style:name="P10" style:family="paragraph" style:parent-style-name="Text_20_Body_20_Omit">
      <style:text-properties officeooo:rsid="00167372" officeooo:paragraph-rsid="0044f037"/>
    </style:style>
    <style:style style:name="P11" style:family="paragraph" style:parent-style-name="Text_20_Body_20_Omit">
      <style:text-properties officeooo:paragraph-rsid="0042bc99"/>
    </style:style>
    <style:style style:name="P12" style:family="paragraph" style:parent-style-name="Text_20_Body_20_Omit">
      <style:text-properties officeooo:rsid="00438083" officeooo:paragraph-rsid="00438083"/>
    </style:style>
    <style:style style:name="P13" style:family="paragraph" style:parent-style-name="Text_20_Body_20_Omit">
      <style:text-properties officeooo:rsid="00462e69" officeooo:paragraph-rsid="00462e69"/>
    </style:style>
    <style:style style:name="P14" style:family="paragraph" style:parent-style-name="Text_20_Body_20_Omit">
      <style:text-properties officeooo:rsid="00462e69" officeooo:paragraph-rsid="00473ede"/>
    </style:style>
    <style:style style:name="P15" style:family="paragraph" style:parent-style-name="Text_20_Body_20_Omit">
      <style:text-properties officeooo:paragraph-rsid="00462e69"/>
    </style:style>
    <style:style style:name="P16" style:family="paragraph" style:parent-style-name="Text_20_Body_20_Omit">
      <style:text-properties officeooo:rsid="00487ef2" officeooo:paragraph-rsid="00487ef2"/>
    </style:style>
    <style:style style:name="P17" style:family="paragraph" style:parent-style-name="Text_20_Body_20_Omit">
      <style:text-properties officeooo:rsid="00497da5" officeooo:paragraph-rsid="00497da5"/>
    </style:style>
    <style:style style:name="P18" style:family="paragraph" style:parent-style-name="Text_20_Body_20_Omit">
      <style:text-properties officeooo:rsid="00497da5" officeooo:paragraph-rsid="004aea78"/>
    </style:style>
    <style:style style:name="P19" style:family="paragraph" style:parent-style-name="Text_20_Body_20_Omit">
      <style:text-properties officeooo:rsid="00497da5" officeooo:paragraph-rsid="004c6d12"/>
    </style:style>
    <style:style style:name="P20" style:family="paragraph" style:parent-style-name="Text_20_Body_20_Omit">
      <style:text-properties officeooo:rsid="00497da5" officeooo:paragraph-rsid="004cf4e5"/>
    </style:style>
    <style:style style:name="P21" style:family="paragraph" style:parent-style-name="Text_20_Body_20_Omit">
      <style:text-properties officeooo:paragraph-rsid="004aea78"/>
    </style:style>
    <style:style style:name="P22" style:family="paragraph" style:parent-style-name="Text_20_Body_20_Omit">
      <style:text-properties officeooo:paragraph-rsid="004c6d12"/>
    </style:style>
    <style:style style:name="P23" style:family="paragraph" style:parent-style-name="Text_20_Body_20_Omit">
      <style:text-properties officeooo:rsid="004e7add" officeooo:paragraph-rsid="004e7add"/>
    </style:style>
    <style:style style:name="P24" style:family="paragraph" style:parent-style-name="Text_20_Body_20_Omit">
      <style:text-properties officeooo:rsid="002e9725" officeooo:paragraph-rsid="004e7add"/>
    </style:style>
    <style:style style:name="P25" style:family="paragraph" style:parent-style-name="Text_20_Body_20_Omit">
      <style:text-properties officeooo:paragraph-rsid="004e7add"/>
    </style:style>
    <style:style style:name="P26" style:family="paragraph" style:parent-style-name="Subtitle" style:list-style-name=""/>
    <style:style style:name="P27" style:family="paragraph" style:parent-style-name="Title" style:list-style-name="">
      <style:text-properties officeooo:rsid="00167372" officeooo:paragraph-rsid="0050aab3"/>
    </style:style>
    <style:style style:name="P28" style:family="paragraph" style:parent-style-name="Heading_20_3">
      <style:text-properties officeooo:paragraph-rsid="004e7add"/>
    </style:style>
    <style:style style:name="P29" style:family="paragraph" style:parent-style-name="Heading_20_2">
      <style:text-properties officeooo:paragraph-rsid="004aea78"/>
    </style:style>
    <style:style style:name="P30" style:family="paragraph" style:parent-style-name="Heading_20_1">
      <style:text-properties officeooo:paragraph-rsid="004c6d12"/>
    </style:style>
    <style:style style:name="T1" style:family="text">
      <style:text-properties officeooo:rsid="0021f539"/>
    </style:style>
    <style:style style:name="T2" style:family="text">
      <style:text-properties officeooo:rsid="0023aca3"/>
    </style:style>
    <style:style style:name="T3" style:family="text">
      <style:text-properties officeooo:rsid="0024c911"/>
    </style:style>
    <style:style style:name="T4" style:family="text">
      <style:text-properties officeooo:rsid="002d4bb0"/>
    </style:style>
    <style:style style:name="T5" style:family="text">
      <style:text-properties officeooo:rsid="002e9725"/>
    </style:style>
    <style:style style:name="T6" style:family="text">
      <style:text-properties officeooo:rsid="003864d0"/>
    </style:style>
    <style:style style:name="T7" style:family="text">
      <style:text-properties officeooo:rsid="004150b8"/>
    </style:style>
    <style:style style:name="T8" style:family="text">
      <style:text-properties officeooo:rsid="0050aa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Software Deployment in the Field – Technical Debt and Data-Ops</text:p>
      <text:p text:style-name="P26"><text:span text:style-name="T8">Extra Material</text:span></text:p>
      <text:p text:style-name="P12">On sources of technical debt...</text:p>
      <text:p text:style-name="P11">It's hard to know for certain ahead of time what products, metrics, delivery rates, or special datasets will help the real-time planning. <text:s/>I can't tell you how many times we get requests in the field to script the delivery of some data product, because someone realized that it was available or that it would help them evaluate their own instrument or model.</text:p>
      <text:p text:style-name="P1"/>
      <text:p text:style-name="P3">On debt and risk...</text:p>
      <text:p text:style-name="P1"/>
      <text:p text:style-name="P11">Any debt carries with it risk. <text:s/>We might be very aware of our technical debt, and we might make conscious, deliberate, rational choices to accept debt, but we <text:span text:style-name="T8">still </text:span>risk not being able to pay it back. <text:s/>It is impossible to know for certain how much work it will take to refactor code later on, or to turn that quick-and-dirty code into clean code later, or to consolidate code that has been almost-but-not-quite duplicated into a dozen places by copy-and-paste. <text:s/>When we can't deliver on refactoring or maintaining our code, then the interest just builds and we spend more and more time "paying the interest"--fixing bugs and re-learning the code--and less time on actual feature development.</text:p>
      <text:p text:style-name="P11">Some risk is out of our control. <text:s/>When we choose a particular technology or library for an implementation, we accept the risk that those might become obsolete, or unavailable for our target platform. <text:s/>We take on risk for the time it saves us now, but we have to understand that the debt may come due at any time, and we'll owe lots of work to switch to a new implementation.</text:p>
      <text:p text:style-name="P2"/>
      <text:p text:style-name="P9">I suspect modelers have <text:span text:style-name="T1">a </text:span>similar pressure. <text:s/><text:span text:style-name="T1">W</text:span>hen it takes days to run an experiment to study model behavior or produce results for a particular scenario, maybe there's a tendency to push all the latest changes in rather than wait for the next run? <text:s/>A modeler would have to answer that, I'm just pointing out that the pressures might be similar to a field project, and to any endeavor where we want to capitalize on a limited window with expensive resources.</text:p>
      <text:p text:style-name="P9"/>
      <text:p text:style-name="P9">If I have to put the change on a task list, or make it on a branch for release on a future project, that's just un-exciting and un-fun. <text:s/>Never mind that some changes may only be useful for that particular project, so what's the point to putting it off?</text:p>
      <text:p text:style-name="P9"/>
      <text:p text:style-name="P10"><text:span text:style-name="T1">This </text:span>brings <text:span text:style-name="T1">up </text:span>a question: what if the framework for all the custom processing had to be established <text:soft-page-break/>ahead of time, so that we had to prove we could reconcile the observational data and get the quality control we advertise, so that during the project we could generate best-quality data in real-time, excepting of course for the calibrations and sanity checks and fixes for unforeseeable problems which must still happen post-project? <text:s/>And by best-quality, I mean if all efforts for a project ceased, then we could publish immediately the processed data, since it's the best we knew how to get at that time.</text:p>
      <text:p text:style-name="P10"/>
      <text:p text:style-name="P13">Other sources of technical debt...</text:p>
      <text:p text:style-name="P15">EOL has forever had debates and discussions about how well and even whether we can say no to certain requests. <text:s/>It is hard to define all the software and system requirements (the "softer" side of field deployments) well in advance. <text:s/>Further, it is often the soft side which must accommodate problems in the hard side: changes or additions to instruments, equipment failures or re-purposing.</text:p>
      <text:p text:style-name="P15">The upshot is that we will owe over the long run for every feature we have ever offered for a field deployment, because we won't ever start suddenly saying no where we've said yes every time before. <text:s/>And really and truly we don't want to do that either, at least I don't. <text:s/>I don't get excited about software development by telling my users no, I can't make that work for you.</text:p>
      <text:p text:style-name="P15">So the question is how to recognize when we're taking on debt? <text:s/>Can we quantify and minimize the risk, can we compromise and include good software development practices in the field? <text:s/>Maybe the reason we take shortcuts in the field is not really time, maybe it's inconvenient tools, poor Internet access, culture.</text:p>
      <text:p text:style-name="P15">In EOL we talk about putting out fires instead of cultivating the forest, and probably that happens sometimes for all of us. <text:s/>So think about the last fire you had to put out: was that fire a result of a decision made much earlier for the sake of expedience at the time? <text:s/>We (software engineers) tend not to make that connection I think. <text:s/>We see each problem as a new problem needing a new solution. <text:s/><text:span text:style-name="T2">M</text:span>aybe we should <text:span text:style-name="T2">also </text:span>look back and check if what we are really doing is paying interest on a debt from an old solution.</text:p>
      <text:p text:style-name="P15">Freedom requires discipline. <text:s/>Lots of tools and environments out there -- field work is very distributed and spread out. <text:s/>Sometimes you find yourself in the passenger seat of a truck, driving all day from Kansas to Texas, and debugging python code for sending sounding data in real-time over cellular Internet connections. <text:s/>It can be hard to follow a strict software development process while logged into an embedded Linux computer floating more than 60,000 feet over the antarctic. <text:s/>Process may even get in the way. <text:s/>But that means we need discipline to be aware of the tech<text:span text:style-name="T2">n</text:span>ical debt we're taking on. <text:s/>And we need to be prudent about it: either pay it down quickly before the interest accumulates, or accept that we'll have to pay more later. <text:s/>Maybe we just made a change to some software in the field, and it seems to fix a problem, so we're happy and we move on the next problem. <text:s/>Weeks later, perhaps in the same field project or on a different one, are we going to remember whether we still need that change, why we made it, what it was supposed to fix? <text:s/>Maybe it's the sort of problem that we should document in an issue tracker up front, rather than take on the debt of potentially having to solve the problem again.</text:p>
      <text:p text:style-name="P15"><text:soft-page-break/>When EOL takes inventory of its software, nominally to identify a plan for the software which is aging or outdated and needs maintenance before support becomes critical, it's a little like assessing our technical debt. <text:s/>From a certain perspective, the reason we have software at risk of becoming un-deployable (in other words, software which we as developers deplore deploying) is because somewhere along the way we decided to put off maintaining something. <text:s/>We made a choice--maybe it was "forced" by field deployments and lack of time, but we still need to recognize that we took on debt intending to pay it off later, perhaps without quite appreciating how much interest there would be.</text:p>
      <text:p text:style-name="P15">Important to distinguish debt from risk -- choosing an implementation language or 3rd party library naturally incurs risk, but not necessarily debt. <text:s/>Choosing to keep implementing in Python 2 when you know someday you will need to port to Python 3 -- that's debt. <text:s/>Debt is not necessarily good or bad, but we should recognize the debt that we're intending to pay back, sometimes unconsciously I think.</text:p>
      <text:p text:style-name="P13"><text:span text:style-name="T2">There is risk in c</text:span>hoosing not to automate backups and backup recovery, unless you <text:span text:style-name="T2">adopt </text:span>a policy of not recovering from system failures in the field. <text:s/><text:span text:style-name="T2">This </text:span>is a situation where we must weigh risk versus debt. <text:s/>Maybe we think the risk of a system failure is acceptable. <text:s/>But what we absolutely shouldn't do is assume that we can recover from a failure in a day's time by rebuilding a system manually. <text:s/>By not developing and testing the backup and recovery process, we are accepting the debt of debugging that process in the field in a high-pressure situation.</text:p>
      <text:p text:style-name="P16">On the wrong way to handle program configuration and integration:</text:p>
      <text:p text:style-name="P14">I have one amusing story about configuration, an example of configuration not being sufficiently separate from software, and I mean no offense to anyone who may have ever approached software configuration this way. I was in Hong Kong for the LANTEX field project, and besides the instruments we'd deployed to measure the winds around the future site of the new Hong Kong airport, one scientist was running a simple model, written in FORTRAN, which required sounding data to initialize it. <text:s/>It turned out that the only way to input the sounding was to convert to FORTRAN source code and compile it into the model. <text:s/>So I ended sitting in the ops center at the Hong Kong University of Science and Technology writing a C program to convert sounding data in CLASS format into a FORTRAN common block.</text:p>
      <text:p text:style-name="P14"/>
      <text:p text:style-name="P17">On testing the hardware in a deployment automatically and continuously:</text:p>
      <text:p text:style-name="P17">Testing should consider hardware. <text:s/>I think in EOL we are making progress towards testing our software with real data. <text:s/>While unit testing might use small tests with a few artificial values, it's also valuable to be able to test an entire software suite on real data and verify that it still results in the same dataset. <text:s/>Further, software is often the most valuable means of testing hardware in the field. <text:s/>To me the ideal is an end-to-end test: inject a known signal as early into the instrument as possible and let the software verify that it comes out as expected. <text:s/>Of course this can be expanded ad infinitum with all kinds of diagnostics, so obviously we should work towards the most valuable diagnostics first.</text:p>
      <text:p text:style-name="P17"/>
      <text:p text:style-name="P6"><text:soft-page-break/>On dev-ops and modular processes:</text:p>
      <text:list xml:id="list4719035040079917569" text:style-name="Outline">
        <text:list-item>
          <text:list>
            <text:list-item>
              <text:list>
                <text:list-header>
                  <text:h text:style-name="P28" text:outline-level="3" text:is-list-header="true">Modularize and encapsulate processes</text:h>
                </text:list-header>
              </text:list>
            </text:list-item>
          </text:list>
        </text:list-item>
      </text:list>
      <text:p text:style-name="P25">The same rules that apply to breaking down source code apply to processes, so that it is easy to identify dependencies. <text:s/>The less coupling between processes, the less likely that dependencies will brea<text:span text:style-name="T5">k, and the easier it is to isolate configuration from code.</text:span></text:p>
      <text:p text:style-name="P24">This is similar to the Twelve-Factor App recommendation that processes share nothing.</text:p>
      <text:p text:style-name="P25">This has a side benefit in that the more decoupled and encapsulated a process can be, the more easily it can be deployed to the cloud. <text:s/>Nowadays one of the most important facilities in the field is Internet access, no matter where we deploy. <text:s/>The faster that Internet access gets, the more we can consider deploying field services to the cloud. <text:s/>Even the aircraft have Internet connections, and field operations depend on that, and those connections naturally continue to get faster.</text:p>
      <text:p text:style-name="P23">Tools like docker and vagrant are obviously ideal options to help with process isolation, but it's not yet something I've tried in a field deployment.</text:p>
      <text:p text:style-name="P4"/>
      <text:p text:style-name="P4">On data-ops:</text:p>
      <text:list xml:id="list105828934352115" text:continue-numbering="true" text:style-name="Outline">
        <text:list-item>
          <text:list>
            <text:list-item>
              <text:h text:style-name="P29" text:outline-level="2">Example<text:span text:style-name="T6">s:</text:span></text:h>
            </text:list-item>
          </text:list>
        </text:list-item>
      </text:list>
      <text:p text:style-name="P21">Data files from a field site get backfilled after an Internet outage, so all the plots which cover the time period of those data need to be regenerated.</text:p>
      <text:p text:style-name="P21">The traces in the web plots start to exceed the range limit, so the plot ranges are adjusted. <text:s/>All the web plots which use that plot range need to be regenerated.</text:p>
      <text:p text:style-name="P21">We discover during the project that the wind head is off a few degrees, so a calibration offset is added. <text:s/>All the netcdf files and plots which include wind data need to be regenerated.</text:p>
      <text:list xml:id="list105828411949121" text:continue-numbering="true" text:style-name="Outline">
        <text:list-item>
          <text:list>
            <text:list-item>
              <text:h text:style-name="P29" text:outline-level="2">Continuous data delivery</text:h>
            </text:list-item>
          </text:list>
        </text:list-item>
      </text:list>
      <text:p text:style-name="P21">So back to the pie-in-the-sky scenario of producing best-quality data in real-time during a field project: what if the framework I was talking about was just such a data build system. <text:s/>At the beginning of the project we setup all the known calibrations, corrections, and processing rules, then we just keep running the build engine through the entire project. <text:s/>As instruments go out, or metadata change, or if calibrations change, those get modified in the build configuration and all the dependencies get updated. <text:s/>If something changes which affects the output since the beginning of the project, then all of that output up to now gets regenerated. <text:s/>For the duration of the project, scientists, developers, PIs, technicians can be looking at what the published data would like if it were released right then. <text:s/>Maybe some of the build artifacts are quality control flags to help identify periods which need to be analyzed manually.</text:p>
      <text:p text:style-name="P21">Manual, careful, and subjective analysis will always be required, but whatever edits are justified must be encoded in the automated processing chain so they can be repeated automatically and objectively <text:soft-page-break/>and so the exact edits can be documented. <text:s/>For example, radar editing can be rather subjective and manually intensive, but the edits should be recorded as a difference to the raw data which can be applied in an automated processing chain. <text:s/>Likewise for blank-out periods. <text:s/>Instead of manually creating a dataset where periods of bad data are replaced with missing values, the blank-out period itself should be part of the build configuration which can be applied to the data automatically, whenever there's a change to the dependencies.</text:p>
      <text:p text:style-name="P21">If any of the calculations of correction factors are objective, then they can be automated. <text:s/>They can recomputed continuously throughout the project, against the data recorded so far, and used to regenerate the data targets which depend on them. <text:s/>Once all the instruments are finally turned off and boxed up and on their way home, we'll have a dataset that is complete except for any manual analysis that may still be required.</text:p>
      <text:p text:style-name="P21">Carrying this Makefile/software build system analogy a little further, it's like the raw data are source code. <text:s/>Wouldn't it be cool if we could distribute the raw data and the "build system configuration" to anyone, so they could build their own best-quality datasets and tweak the configuration however they like? <text:s/>Perhaps the distributed build system includes the source code for all the required data processing software along with the raw data, or maybe the build system can be designed to download only the raw data needed for the targets desired by the user. <text:s/>This kind of data distribution gives lots of power and flexibility to the data consumers, but it also serves as important documentation of how a dataset was generated. <text:s/>If we can't give a scientist all the pieces and parameters that were used to generate a dataset, then I think that impacts the credibility of the data, at least a little bit. <text:s/>Sure we can document what we did and why, but how can anyone verify (including us) that the documentation matches up with a particular dataset.</text:p>
      <text:p text:style-name="P18">Even with the documentation, that doesn't really allow anyone to build the same dataset we built. <text:s/>It's like the difference between open source and proprietary software. <text:s/>Propietary software can document what it does and how it works, but without the source you really have no way to confirm what it does in all situations, much less modify it and improve upon it. <text:s/>I that's like most of the data EOL releases. <text:s/>We're getting better about documenting what software and version was used for which datasets, and if requested we could probably re-generate datasets from the original raw data, but it would take a lot of manual work, and it's certainly not something we could easily train someone else to do. <text:s/>Our goal should be the equivalent of open source, call it open data if you like. <text:s/>We release the raw data and the exact source code and build system configuration required to produce the published data sets, so the sources can be inspected, modified, and even improved and then the data rebuilt. <text:s/>Maybe others will even want to submit patches to our data processing. <text:s/>Maybe we branch the data processing like we branch software.</text:p>
      <text:p text:style-name="P18"/>
      <text:p text:style-name="P7"/>
      <text:list xml:id="list105828041759195" text:continue-numbering="true" text:style-name="Outline">
        <text:list-item>
          <text:h text:style-name="P30" text:outline-level="1"><text:soft-page-break/>What has to change</text:h>
        </text:list-item>
      </text:list>
      <text:p text:style-name="P22">Here's what has to change to realize some of the above reductions to technical debt:</text:p>
      <text:p text:style-name="P22"><text:span text:style-name="T3">S</text:span>oftware developers</text:p>
      <text:p text:style-name="P22"><text:span text:style-name="T3">U</text:span>sers' expectations</text:p>
      <text:p text:style-name="P22"><text:span text:style-name="T3">I</text:span>nfrastructure: distributed version control, issue tracking in the field, software deployment and updates in the field (RPM versus git updates and rebuilds/re-installs), software and system testing in the field, diagnostics</text:p>
      <text:p text:style-name="P19"><text:span text:style-name="T3">D</text:span>eployment options: continuous integration systems continuously generating packages and updating repositories, versus update and install on the field system</text:p>
      <text:p text:style-name="P19"/>
      <text:p text:style-name="P5">Conclusion:</text:p>
      <text:p text:style-name="P5"/>
      <text:p text:style-name="P20">Also, reducing technical debt <text:span text:style-name="T4">is </text:span>not about tying the hands of developers in the field and trying to inhibit the fun and excitement that comes with in-field development, it's about making in-field development safer and even more fun. <text:s/>I enjoy my coding much more when I can work on source code and not on manually running tests and deploying software updates.</text:p>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list-style-name="Numbering_20_1"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auto-update="true" style:default-outline-level="1" style:list-style-name="Outline"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Text" style:family="paragraph" style:parent-style-name="Caption" style:class="extra"/>
    <style:style style:name="Text_20_Body_20_Omit" style:display-name="Text Body Omit" style:family="paragraph" style:parent-style-name="Text_20_body" style:auto-update="true" style:master-page-name="">
      <style:paragraph-properties fo:margin-left="0.1in" fo:margin-right="0in" fo:text-indent="0in" style:auto-text-indent="false" style:page-number="auto" style:shadow="none">
        <style:tab-stops/>
      </style:paragraph-properties>
      <style:text-properties fo:font-style="italic" style:font-size-asian="10.5pt" style:font-weight-asian="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prefix=" " style:num-suffix="."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9T21:29:53.090750306</meta:creation-date>
    <dc:date>2015-04-17T10:58:27.179966445</dc:date>
    <meta:editing-duration>P1DT20H7M46S</meta:editing-duration>
    <meta:editing-cycles>54</meta:editing-cycles>
    <meta:generator>LibreOffice/4.2.8.2$Linux_X86_64 LibreOffice_project/420$Build-2</meta:generator>
    <meta:print-date>2015-04-13T10:49:21.578812470</meta:print-date>
    <meta:document-statistic meta:table-count="0" meta:image-count="0" meta:object-count="0" meta:page-count="6" meta:paragraph-count="48" meta:word-count="2693" meta:character-count="15789" meta:non-whitespace-character-count="13072"/>
  </office:meta>
</office:document-meta>
</file>